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weight="bold" style:font-weight-asian="bold"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loext:contextual-spacing="false" fo:margin-left="0cm" fo:margin-right="0cm" fo:margin-top="0cm" fo:margin-bottom="0.582cm" fo:line-height="100%" fo:orphans="2" fo:widows="2" fo:text-indent="0cm" style:auto-text-indent="false"/>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list-style-name="L7">
      <style:text-properties fo:font-weight="bold" style:font-weight-asian="bold" style:font-weight-complex="bold"/>
    </style:style>
    <style:style style:name="P15" style:family="paragraph" style:parent-style-name="Standard" style:list-style-name="L5">
      <style:text-properties fo:font-weight="normal" style:font-weight-asian="normal" style:font-weight-complex="normal"/>
    </style:style>
    <style:style style:name="P16" style:family="paragraph" style:parent-style-name="Standard" style:list-style-name="L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b 58%"/>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579d1c"/>
    </style:style>
    <style:style style:name="T13" style:family="text">
      <style:text-properties fo:color="#579d1c" style:font-name="Times New Roman"/>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28 :Machines thermiques </text:p>
      <text:p text:style-name="Standard"/>
      <text:p text:style-name="Standard"><text:span text:style-name="T7">Élément imposé</text:span> : Réfrigérateur, moteur de stirling, radiateur, diagramme de Raveau, moteur de Carnot, moteur Diesel</text:p>
      <text:p text:style-name="Standard"/>
      <text:p text:style-name="Standard">Animation moteur de stirling </text:p>
      <text:p text:style-name="Standard"><text:span text:style-name="T7">Niveau</text:span> : L1 </text:p>
      <text:p text:style-name="Standard"><text:span text:style-name="T7">Pré-requis</text:span> : </text:p>
      <text:list xml:id="list418711302927616882" text:style-name="L1">
        <text:list-item>
          <text:p text:style-name="P9">1er et 2nd principe pour les systèmes fermés (L1)</text:p>
        </text:list-item>
        <text:list-item>
          <text:p text:style-name="P9">Notion de réversibilité (L1) </text:p>
        </text:list-item>
        <text:list-item>
          <text:p text:style-name="P9">Changements d'état et diagrammes (P,V) et (T,S) (L1)</text:p>
        </text:list-item>
        <text:list-item>
          <text:p text:style-name="P9">Notion de thermostat (L1)</text:p>
        </text:list-item>
        <text:list-item>
          <text:p text:style-name="P9">Fonctions d'état (L1)</text:p>
        </text:list-item>
        <text:list-item>
          <text:p text:style-name="P9">Diagramme de Clapeyron (L1)</text:p>
        </text:list-item>
        <text:list-item>
          <text:p text:style-name="P9">Transformation isochore, isobare, isotherme (L1)</text:p>
        </text:list-item>
      </text:list>
      <text:p text:style-name="Standard"/>
      <text:p text:style-name="Standard"><text:span text:style-name="T7">Objectifs</text:span> : </text:p>
      <text:list xml:id="list6712745280507106110" text:style-name="L2">
        <text:list-item>
          <text:p text:style-name="P10">Comprendre le fonctionnement des machines thermiques</text:p>
        </text:list-item>
        <text:list-item>
          <text:p text:style-name="P10">Identifier les échanges entre machine thermique et l'extérieur</text:p>
        </text:list-item>
        <text:list-item>
          <text:p text:style-name="P10">Calculer une efficacité </text:p>
        </text:list-item>
      </text:list>
      <text:p text:style-name="Standard"/>
      <text:p text:style-name="Standard"><text:span text:style-name="T7">Biblio</text:span> : </text:p>
      <text:list xml:id="list7947447748017263028" text:style-name="L3">
        <text:list-item>
          <text:p text:style-name="P11">Dictionnaire de la physique expérimentale, Tome II, J-M Donnini</text:p>
        </text:list-item>
        <text:list-item>
          <text:p text:style-name="P11">BUP n°864, Mai 2004 </text:p>
        </text:list-item>
        <text:list-item>
          <text:p text:style-name="P11">Tec&amp;Doc, BCPST-Véto, physique 1ere année, Grécias </text:p>
        </text:list-item>
        <text:list-item>
          <text:p text:style-name="P11">Ditionnaire physique, R. Taillet </text:p>
        </text:list-item>
      </text:list>
      <text:p text:style-name="Standard"/>
      <text:p text:style-name="Standard"><text:span text:style-name="T7">Intro péda</text:span> : </text:p>
      <text:p text:style-name="Standard">→ Dernier cours du chapitre de thermo permettant de faire applications concrètes </text:p>
      <text:p text:style-name="Standard">→ Choix péda : on s'interesse plus aux machines receptrices ce qui permet de faire une expérience quantitative sur la pompe à chaleur. Choix de pas parler des moteurs ici</text:p>
      <text:p text:style-name="Standard">→ en TD : plus voir moteur et d'autres cycles en lien avec des digrammes entropique</text:p>
      <text:p text:style-name="Standard">→ TP : pompe à chaleur, moteur de Stirling</text:p>
      <text:p text:style-name="Standard">→ Difficultés : savoir dans quel sens se font les transferts, il faut donc bien définir système et utilisation des schémas de principe permet de mieux les comprendre </text:p>
      <text:p text:style-name="Standard"/>
      <text:p text:style-name="Standard"><text:span text:style-name="T1"><text:tab/>Introduction</text:span> : </text:p>
      <text:p text:style-name="Standard">Utilisation de la thermo sur choses concrètes = machines thermiques = choses de la vie quotidienne Historique : Machines thermiques utilisées avant d'être comprises </text:p>
      <text:p text:style-name="Standard">1769 : 1ere machine à vapeur de James Watt (en vrai il a juste ajouté un compresseur à des pompes utilisés dans des mines) </text:p>
      <text:p text:style-name="Standard">Compréhension au XIXeme siècle (avec Sadi Carnot) afin de comprendre le fonctionnement et ainsi faire d'autres machines. </text:p>
      <text:p text:style-name="Standard"><text:span text:style-name="T2">Machine thermique</text:span> : dispositif permettant de réaliser une conversion de travail en énergie thermique ou inversement </text:p>
      <text:p text:style-name="Standard"/>
      <text:list xml:id="list3903348183260650977" text:style-name="L4">
        <text:list-item>
          <text:p text:style-name="P12">L'importance du second principe</text:p>
        </text:list-item>
      </text:list>
      <text:p text:style-name="Standard">Enoncé historique : S. Carnot (1824) Pour qu'un système décrivant un cycle fournisse du travail il doit nécessairement échanger du transfert thermique avec au moins 2 sources à des T différentes</text:p>
      <text:p text:style-name="Standard">On va expliquer cela à partir des principes de la thermodynamique.</text:p>
      <text:p text:style-name="Standard"/>
      <text:p text:style-name="Standard"><text:soft-page-break/><text:tab/></text:p>
      <text:p text:style-name="P2">A. Pour les machins monothermes </text:p>
      <text:p text:style-name="P7">S’il existe une source idéale de chaleur de température To en contact thermique avec le système, le cycle de transfo effectué par la machine est dit « monotherme ».</text:p>
      <text:p text:style-name="Standard"><text:span text:style-name="T2">Monotherme</text:span> : une seule source de chaleur (thermostat) </text:p>
      <text:p text:style-name="Standard">Slide : Schéma de principe</text:p>
      <text:p text:style-name="Standard">Rappel : Si W&gt; 0 travail reçu, W&lt;0 travail fournit </text:p>
      <text:p text:style-name="Standard">On va appliquer les deux principes de la thermodynamique à la machine sur le cycle. Comme l’état final est égal à l’état initial, les variations de fonction d’état sont nulles. On a donc ΔU=Uf-Ui=0 et ΔS=Sf-Si =0</text:p>
      <text:p text:style-name="Standard">Sur un cycle W+Q = <text:span text:style-name="T10">Δ</text:span>U=0 → W=-Q</text:p>
      <text:p text:style-name="Standard">De plus, <text:span text:style-name="T10">Δ</text:span>S=0= Q/T + Sc avec Sc <text:span text:style-name="T11">≥</text:span>0</text:p>
      <text:p text:style-name="Standard">→ W&gt;0</text:p>
      <text:p text:style-name="Standard">On ne peut que recevoir du travail en contact avec une source, ex : radiateur</text:p>
      <text:p text:style-name="Standard">Un cycle monotherme moteur étant impossible d’après le second principe.</text:p>
      <text:p text:style-name="Standard">Ne peut pas être moteur : <text:span text:style-name="T12">exp </text:span>montrer avec le moteur de Stirling, ne fonctionne pas si on ne chauffe pas.</text:p>
      <text:p text:style-name="Standard"/>
      <text:p text:style-name="Standard"><text:span text:style-name="T3">Transition</text:span> :<text:span text:style-name="T12"> exp </text:span>: on allume la flamme du moteur de Stirling, on voit qu'il fonctionne. Avec deux sources de chaleur, on peut avoir un moteur ?</text:p>
      <text:p text:style-name="Standard"/>
      <text:p text:style-name="Standard"><text:tab/><text:span text:style-name="T1">B. <text:s/>Pour les machines dithermes </text:span></text:p>
      <text:p text:style-name="Standard"><text:span text:style-name="T4">Ditherme</text:span><text:span text:style-name="T9"> : en contact avec 2 thermostats </text:span></text:p>
      <text:p text:style-name="Standard">Schéma de principe sur diapo. <text:span text:style-name="T9">Une machine ditherme effectue des transferts thermiques avec deux sources, l’une chaude de température Tc et l’autre froide de température Tf.</text:span></text:p>
      <text:p text:style-name="Standard"><text:span text:style-name="T12">exp</text:span> :machine motrice (montrer moteur de Stirling fonctionne si on chauffe) ou réceptrice (ex : climatiseur) </text:p>
      <text:p text:style-name="P4">Pourquoi ? On applique encore une fois les deux principes de la thermo à la machine. On a de même sur un cycle : W=-Qf-Qc</text:p>
      <text:p text:style-name="P4">Donc W&lt;0 si -Qf-Qc&lt;0 → -Qf&lt;Qc</text:p>
      <text:p text:style-name="P4">Slide Diagramme <text:s/>de Raveau </text:p>
      <text:p text:style-name="P4"><text:span text:style-name="T10">Δ</text:span>S=0 =Scrée +Qf/Tf + Qc/Tc → Qc/Tc+Qf/Tf <text:span text:style-name="T11">≤ </text:span>0 → 4 zones :</text:p>
      <text:list xml:id="list4546050487736337484" text:style-name="L5">
        <text:list-item>
          <text:p text:style-name="P15">W&lt;0 ; Qc &gt;0 ; Qf&lt;0 ➔ travail fourni avec échange de transfert thermique du chaud vers le froid (transfert thermique naturel) ➔ moteur</text:p>
        </text:list-item>
        <text:list-item>
          <text:p text:style-name="P15"><text:s/>W&gt;0 ; Qc &gt;0 ; Qf&lt;0 ➔ machine reçoit du travail pour réaliser le même transfert thermique que ci-dessus, qui se fait naturellement ! ça a quand même une utilité : on peut accélérer ce transfert thermique naturel. ➔ ventilateur </text:p>
        </text:list-item>
        <text:list-item>
          <text:p text:style-name="P15">W&gt;0 ; Qc &lt;0 ; Qf&lt;0 ➔ radiateur réparti sur deux</text:p>
        </text:list-item>
        <text:list-item>
          <text:p text:style-name="P15">W&gt;0 ; Qc &lt;0 ; Qf&gt;0 ➔ la machine reçoit du travail pour effectuer un transfert thermique « non naturel » </text:p>
        </text:list-item>
      </text:list>
      <text:p text:style-name="P4">Retour sur l'explication avec animation du moteur de stirling : <text:a xlink:type="simple" xlink:href="https://www.econologie.com/forums/nouveaux-transports/animations-du-fonctionnement-d-un-moteur-stirling-t2628.html" text:style-name="Internet_20_link" text:visited-style-name="Visited_20_Internet_20_Link">https://www.econologie.com/forums/nouveaux-transports/animations-du-fonctionnement-d-un-moteur-stirling-t2628.html</text:a> </text:p>
      <text:p text:style-name="P4"/>
      <text:p text:style-name="P4"><text:span text:style-name="T3">Transition</text:span> : Maintenant que nous avons vu cela nous allons pouvoir nous focaliser sur une machine qui permet de chauffer l’intérieur d’une pièce : la pompe à chaleur.</text:p>
      <text:p text:style-name="P4"/>
      <text:p text:style-name="P5"><text:span text:style-name="T1"><text:tab/>II. Récepteur thermique : Etude de la pompe à chaleur</text:span> </text:p>
      <text:p text:style-name="P5">La pompe à chaleur est un dispositif qui prélève de l’énergie thermique à une source naturelle (gratuite) pour augmenter le transfert d’énergie utile vers un bâtiment.</text:p>
      <text:p text:style-name="P5">On se trouve dans la partie ou Qc&lt;0, Qf&gt;0 et W&gt;0 du diagramme de Raveau, on chauffe la source chaude et on refroidit la source froide. Dans le cas d’une PAC la source chaude est la maison et la <text:soft-page-break/>source froide est la source naturelle. On peut utiliser : l’air extérieur, les eaux souterraines ou eau de lac, rivière etc..</text:p>
      <text:p text:style-name="P6"><text:tab/></text:p>
      <text:p text:style-name="P6">A. Cycle théorique</text:p>
      <text:p text:style-name="Standard"><text:span text:style-name="T6">Schéma slide ou schéma </text:span><text:a xlink:type="simple" xlink:href="https://www.concours-centrale-supelec.fr/CentraleSupelec/2016/TSI/sujets/2014-012.pdf" text:style-name="Internet_20_link" text:visited-style-name="Visited_20_Internet_20_Link">https://www.concours-centrale-supelec.fr/CentraleSupelec/2016/TSI/sujets/2014-012.pdf</text:a> </text:p>
      <text:p text:style-name="P5">1 → 2 : compression adiabatique/réversible</text:p>
      <text:p text:style-name="P5">2 → 3 : condensation isobare et isotherme</text:p>
      <text:p text:style-name="P5">3 → 4 : détendeur adiabatique/réversible</text:p>
      <text:p text:style-name="P5">4 → 1 :évaporateur isobare et isotherme</text:p>
      <text:p text:style-name="P5">Toutes les étapes réversibles : Sc=0</text:p>
      <text:p text:style-name="P5">efficacité : e= energie d'interet/energie couteuse = -Qc/W</text:p>
      <text:p text:style-name="P5">→ e=Tc/(Tc-Tf) Efficacité de Carnot</text:p>
      <text:p text:style-name="P5"/>
      <text:p text:style-name="P5"><text:tab/><text:span text:style-name="T1">B. Machine réelle</text:span></text:p>
      <text:p text:style-name="P5">Réaction pas réversible Sc&gt;0 donc e&lt;ecarnot</text:p>
      <text:p text:style-name="P5">Fluide caloporteur : fluide qui subit le cycle thermo avec changement d'état → transfert thermique important</text:p>
      <text:p text:style-name="P5">Présentation machine (mettre les points correspondant au schéma en post-it sur la machine)</text:p>
      <text:p text:style-name="P5">Expliquer avec courbes PV <text:s/>au tableau </text:p>
      <text:p text:style-name="Standard"><text:span text:style-name="T13">exp : </text:span>on mesure avec un thermocouple les températures de la source chaude et de la sourcefroide. On mesure avec le wattmètre la puissance de la pompe. Penser a faire une relevé de point en fonction du temps en préparation. </text:p>
      <text:p text:style-name="Standard">Tc est linéaire dans le temps, attention si temps trop long, la source froide gel</text:p>
      <text:p text:style-name="P5">Calcul de eréel</text:p>
      <text:p text:style-name="P5">eréel = mcp<text:span text:style-name="T10">Δ</text:span>T/Ppompe<text:span text:style-name="T10">Δ</text:span>t</text:p>
      <text:p text:style-name="P5">Comparaison avec ecarnot</text:p>
      <text:p text:style-name="P5">Comparaison avec econstructeur : lecture du graph fourni en notice (slide)</text:p>
      <text:p text:style-name="P5">Qc =-370+215 = -155</text:p>
      <text:p text:style-name="P5">W= 370-335 = 35 </text:p>
      <text:p text:style-name="P5">→ econstructeur = e=4,43</text:p>
      <text:p text:style-name="P5"/>
      <text:p text:style-name="P6"/>
      <text:p text:style-name="P5"><text:span text:style-name="T1"><text:tab/>Conclusion</text:span> : </text:p>
      <text:p text:style-name="P5">récap des différents cas </text:p>
      <text:p text:style-name="P5">Il faut bien faire l'étude des signes des transferts et comprendre qui est la grandeur valorisée et qui est la grandeur coûteuse</text:p>
      <text:p text:style-name="P5">Ouverture : fluide en écoul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Standard"><text:span text:style-name="T1">Remarques</text:span> </text:p>
      <text:list xml:id="list6246511480577297183" text:style-name="L6">
        <text:list-item>
          <text:p text:style-name="P16">Ça serait bien d'estimer les pertes</text:p>
        </text:list-item>
      </text:list>
      <text:p text:style-name="P2"/>
      <text:p text:style-name="Standard"><text:span text:style-name="T8">Elément imposé</text:span><text:span text:style-name="T1"> :</text:span></text:p>
      <text:p text:style-name="P2">Le réfrigérateur (BUP et La physique par les objets du quotidien) </text:p>
      <text:p text:style-name="Standard">Diagrammes Clapeyron et entropique et montrer cycle sur pompe à chaleur </text:p>
      <text:p text:style-name="Standard"><draw:frame draw:style-name="fr1" draw:name="Objet1" text:anchor-type="as-char" svg:y="-0.619cm" svg:width="8.438cm" svg:height="0.998cm" draw:z-index="0"><draw:object xlink:href="./Object 1" xlink:type="simple" xlink:show="embed" xlink:actuate="onLoad"/><draw:image xlink:href="./ObjectReplacements/Object 1" xlink:type="simple" xlink:show="embed" xlink:actuate="onLoad"/><svg:desc>formule</svg:desc></draw:frame></text:p>
      <text:p text:style-name="Standard">Si réversible : Inégalité de Clausius devient égalité → <draw:frame draw:style-name="fr1" draw:name="Objet2" text:anchor-type="as-char" svg:y="-0.619cm" svg:width="2.782cm" svg:height="0.998cm" draw:z-index="1"><draw:object xlink:href="./Object 2" xlink:type="simple" xlink:show="embed" xlink:actuate="onLoad"/><draw:image xlink:href="./ObjectReplacements/Object 2" xlink:type="simple" xlink:show="embed" xlink:actuate="onLoad"/><svg:desc>formule</svg:desc></draw:frame></text:p>
      <text:p text:style-name="Standard">Avec 1er principe : <draw:frame draw:style-name="fr1" draw:name="Objet3" text:anchor-type="as-char" svg:y="-0.619cm" svg:width="2.635cm" svg:height="0.998cm" draw:z-index="2"><draw:object xlink:href="./Object 3" xlink:type="simple" xlink:show="embed" xlink:actuate="onLoad"/><draw:image xlink:href="./ObjectReplacements/Object 3" xlink:type="simple" xlink:show="embed" xlink:actuate="onLoad"/><svg:desc>formule</svg:desc></draw:frame> </text:p>
      <text:p text:style-name="Standard">Non réversible : Qf = -Q<text:span text:style-name="T5">eau</text:span> <text:span text:style-name="T5">froide</text:span> = -m<text:span text:style-name="T5">eau</text:span> c <text:span text:style-name="T5">eau</text:span> (T<text:span text:style-name="T5">final</text:span> – T<text:span text:style-name="T5">init</text:span>) et W = P*t → e <text:s/></text:p>
      <text:p text:style-name="Standard">On va regarder grâce à cette formule la différence d’efficacité d’un frigo et d’un congélateur. AN : frigo Tf = 5°C, congélo Tf = -18°C, Tc = 20°C =&gt; eref = 18,5, econg = 6,7 =&gt; explique pourquoi un congélateur consomme plus d’électricité qu’un frigo!!! En réalité, e = 8 pour un frigo, 2 pour un congélo. </text:p>
      <text:list xml:id="list7215632136122975292" text:style-name="L7">
        <text:list-header>
          <text:p text:style-name="P14"/>
        </text:list-header>
      </text:list>
      <text:p text:style-name="P2">Les moteurs</text:p>
      <text:p text:style-name="Standard"><text:span text:style-name="T9">Principe général : </text:span>W &lt; 0<text:tab/><text:tab/> Qf &lt; 0 <text:tab/>Qc &gt; 0 </text:p>
      <text:p text:style-name="Standard">Schéma de principe </text:p>
      <text:p text:style-name="Standard">Tjs fluide subissant transformations mais pas forcément circuit fermé </text:p>
      <text:p text:style-name="P4">Moteur idéal : cycle de Carnot </text:p>
      <text:p text:style-name="Standard">Transformations réversibles, cycle de Carnot (T,S) : 2 isothermes et 2 adiabatiques réversibles rendement : <draw:frame draw:style-name="fr1" draw:name="Objet4" text:anchor-type="as-char" svg:y="-0.619cm" svg:width="1.609cm" svg:height="0.998cm" draw:z-index="3"><draw:object xlink:href="./Object 4" xlink:type="simple" xlink:show="embed" xlink:actuate="onLoad"/><draw:image xlink:href="./ObjectReplacements/Object 4" xlink:type="simple" xlink:show="embed" xlink:actuate="onLoad"/><svg:desc>formule</svg:desc></draw:frame> avec 1er principe et inégalité de Clausius on trouve <draw:frame draw:style-name="fr1" draw:name="Objet5" text:anchor-type="as-char" svg:y="-0.619cm" svg:width="1.856cm" svg:height="0.998cm" draw:z-index="4"><draw:object xlink:href="./Object 5" xlink:type="simple" xlink:show="embed" xlink:actuate="onLoad"/><draw:image xlink:href="./ObjectReplacements/Object 5" xlink:type="simple" xlink:show="embed" xlink:actuate="onLoad"/><svg:desc>formule</svg:desc></draw:frame></text:p>
      <text:p text:style-name="P8">Moteur réel : rendement &lt; rendement carnot </text:p>
      <text:p text:style-name="P4"><text:span text:style-name="T1">Moteur thermique</text:span> (Physique Hecht et edf) </text:p>
      <text:p text:style-name="P4">Moteur thermique historique : machine à vapeur inventée au 18ème siècle (par James Watt), grande avancée. Mais à partir du 20ème siècle, remplacée par le moteur à explosion notamment, c’est lui qu’on va étudier maintenant : le moteur de nos voitures, c’est une machine thermique! </text:p>
      <text:p text:style-name="P4">Schéma avec signes modifiés + diapo diagramme de Raveau. Le moteur fonctionne donc grâce au fluide qui prend de la chaleur à la source chaude pour fournir du travail, et une partie de l’énergie prélevée est cédée à la source froide. C’est pour cette raison que le capot d’une voiture est chaud! Un partie de l'énergie produite par la combustion de l’essence est donc perdue… On va justement regarder quelle proportion est perdue, en évaluant le rendement d’un moteur thermique. </text:p>
      <text:p text:style-name="P4"><text:span text:style-name="T10">η</text:span>= −W/Qc compris entre O et 1 cette fois. Avec le 1er et 2nd principe, on retrouve le théorème de Carnot : <text:span text:style-name="T10">η</text:span><text:span text:style-name="T6">rev</text:span> = 1 − Tf/Tc, <text:span text:style-name="T10">η</text:span><text:span text:style-name="T6">reel&lt;</text:span><text:span text:style-name="T10">η</text:span><text:span text:style-name="T6">carnot</text:span></text:p>
      <text:p text:style-name="P4">AN pour un moteur à combustion : Tc = 2000 K, Tf = 300 K =&gt; <text:span text:style-name="T10">η</text:span> = 1 − 2000/300 = 85 % </text:p>
      <text:p text:style-name="P4">En réalité : <text:span text:style-name="T10">η</text:span>= 40 %, à cause de l’irréversibilité. </text:p>
      <text:p text:style-name="P4">Comparaison : Machine à vapeur de Watt : 1% -&gt; c’est pour ça que ce type de moteur a remplacé la machine à vapeur! Mais on a quand même 60 % de l’énergie qui est perdue…. </text:p>
      <text:p text:style-name="P4">Diapo : explication schéma avec étapes du cycle pour le moteur à explosion </text:p>
      <text:p text:style-name="P4">Etape 1 : un mélange de carburant et d’air est aspiré dans le réacteur </text:p>
      <text:p text:style-name="P4">Etape 2 : compression avec le piston =&gt; la température augmente </text:p>
      <text:p text:style-name="P4">Etape 3 : explosion après étincelle crée grâce à la bougie </text:p>
      <text:p text:style-name="P4">Etape 4 : l’augmentation de pression due à l’explosion fait baisser le piston </text:p>
      <text:p text:style-name="P4"><text:soft-page-break/>Etape 5 : Echappement des gaz </text:p>
      <text:p text:style-name="P4"/>
      <text:p text:style-name="P4">Donc on peut utiliser les machines thermiques pour les moteurs de voiture entre autre, mais il y a d’autres applications auxquelles on pense moins : ils permettent de produire de l'électricité, dans les centrales thermiques, par différentes méthodes. Les centrales nucléaires sont donc des machines thermiques! Schéma centrale nucléaire, explication fonctionnement. (T =573K et 293K et P = 80 bar, et rendement = 40% (Tout en un machines thermiques exercices 25.6)) Centrales thermiques principales sources d’électricité dans le monde, nucléaire en France (80% de l’électricité produite en France), avec thermique pour moduler lors des pics de consommation. La puissance produite par un réacteur nucléaire est très grande, de l’ordre de 1 gigawatt, de quoi alimenter simultanément dix millions d'ampoules de 1 watt. (#la physique des objets du quotidien) </text:p>
      <text:p text:style-name="P4"/>
      <text:p text:style-name="P4"/>
      <text:p text:style-name="P2">Questions :</text:p>
      <text:p text:style-name="P4">– sur quoi J.Watt a-t-il travaillé ? Pompe des mines</text:p>
      <text:p text:style-name="P4">– radiateur, panneau solaire, moulin à vent sont machine thermique ?</text:p>
      <text:p text:style-name="P4">– Comment marche thermocouple ? Effet Seabeck, mesure différence de potentiel</text:p>
      <text:p text:style-name="P4">– pourquoi aluminium ? Quel mode de transfert thermique ? Diffusion</text:p>
      <text:p text:style-name="P4">– qu'est ce que rayonnement ?</text:p>
      <text:p text:style-name="P4">– Comment estimer pertes de transfert thermique ?</text:p>
      <text:p text:style-name="P4">– Pourquoi efficacité peut etre supérieure à 1 ?</text:p>
      <text:p text:style-name="P4">– def thermostat ?</text:p>
      <text:p text:style-name="P4">– Énoncé du 2nd principe selon Clausius ?</text:p>
      <text:p text:style-name="P4">– 1er principe en système ouvert ? 1er principe industriel</text:p>
      <text:p text:style-name="P4">– def transformation réversible ?</text:p>
      <text:p text:style-name="P4">– Moteur de Stirling, utilisation ? Silencieux, propre et efficace</text:p>
      <text:p text:style-name="P4">– effet Pelletier</text:p>
      <text:p text:style-name="P4"/>
      <text:p text:style-name="P4">-Un radiateur, c’est une machine thermique ? </text:p>
      <text:p text:style-name="P4">-Un thermocouple, sur quel effet thermodynamique ça repose ? Effet Seebeck, contraire de l’effet Peltier. </text:p>
      <text:p text:style-name="P4">-Pourquoi utiliser de l’aluminium autour des sources ? Limiter les transferts thermiques avec l’extérieur... </text:p>
      <text:p text:style-name="P4">-Quels sont les différents types de transferts thermiques ? Rayonnement, conduction, convection.</text:p>
      <text:p text:style-name="P4">-C’est quoi un transfert thermique par rayonnement ? </text:p>
      <text:p text:style-name="P4">-Pour calculer l’efficacité, il y a besoin d’un thermostat ? ( ?) Comment la calculer alors ? Attendre une minute plutôt que 20.</text:p>
      <text:p text:style-name="P4">-Comment savoir si l’agitation provoque un échauffement ? Comment estimer les pertes sur le côté du sceau ? Calculer le coefficient de Newton pour la conducto-convection. Pédogogiquement, l’efficacité peut être supérieure un et on la compare à des rendements... </text:p>
      <text:p text:style-name="P4">-ça veut dire quoi une efficacité supérieure à un ? </text:p>
      <text:p text:style-name="P4">-Qu’est-ce qu’un thermostat, comment le caractériser ? Corps de capacité thermique infinie (donc masse infinie ou capacité thermique massique infinie...). </text:p>
      <text:p text:style-name="P4">-Énoncer le second principe selon Clausius</text:p>
      <text:p text:style-name="P4">-Comment introduire le premier principe industriel ?</text:p>
      <text:p text:style-name="P4">-Qu’est-ce qu’une transformation réversib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0T09:02:42.28</meta:creation-date>
    <dc:date>2021-04-20T12:08:13.05</dc:date>
    <meta:editing-duration>PT4H30M5S</meta:editing-duration>
    <meta:editing-cycles>15</meta:editing-cycles>
    <meta:generator>OpenOffice/4.1.7$Win32 OpenOffice.org_project/417m1$Build-9800</meta:generator>
    <meta:document-statistic meta:table-count="0" meta:image-count="0" meta:object-count="5" meta:page-count="5" meta:paragraph-count="151" meta:word-count="1977" meta:character-count="11888"/>
  </office:meta>
</office:document-meta>
</file>

<file path=Object 1/content.xml><?xml version="1.0" encoding="utf-8"?>
<math xmlns="http://www.w3.org/1998/Math/MathML">
  <semantics>
    <mrow>
      <mrow>
        <mrow>
          <mi mathvariant="italic">efficacité</mi>
          <mo stretchy="false">=</mo>
          <mfrac>
            <mrow>
              <mi mathvariant="italic">grandeur</mi>
              <mi mathvariant="italic">utile</mi>
            </mrow>
            <mrow>
              <mi mathvariant="italic">grandeur</mi>
              <mi mathvariant="italic">conso</mi>
            </mrow>
          </mfrac>
        </mrow>
        <mo stretchy="false">=</mo>
        <mfrac>
          <mrow>
            <mi mathvariant="italic">Qf</mi>
          </mrow>
          <mrow>
            <mi>W</mi>
          </mrow>
        </mfrac>
      </mrow>
      <mrow>
        <mo stretchy="false">(</mo>
        <mrow>
          <mi mathvariant="italic">réfrigérateur</mi>
        </mrow>
        <mo stretchy="false">)</mo>
      </mrow>
    </mrow>
    <annotation encoding="StarMath 5.0">efficacité = {grandeur utile} over {grandeur conso} = {Qf} over {W}(réfrigérateur) </annotation>
  </semantics>
</math>
</file>

<file path=Object 2/content.xml><?xml version="1.0" encoding="utf-8"?>
<math xmlns="http://www.w3.org/1998/Math/MathML">
  <semantics>
    <mrow>
      <mrow>
        <mi mathvariant="italic">Qc</mi>
        <mo stretchy="false">=</mo>
        <mfrac>
          <mrow>
            <mi>−</mi>
            <mi mathvariant="italic">Qf</mi>
            <mi>∗</mi>
            <mi mathvariant="italic">Tc</mi>
          </mrow>
          <mrow>
            <mi mathvariant="italic">Tf</mi>
          </mrow>
        </mfrac>
      </mrow>
    </mrow>
    <annotation encoding="StarMath 5.0">Qc = {−Qf ∗Tc} over {Tf} </annotation>
  </semantics>
</math>
</file>

<file path=Object 3/content.xml><?xml version="1.0" encoding="utf-8"?>
<math xmlns="http://www.w3.org/1998/Math/MathML">
  <semantics>
    <mrow>
      <mrow>
        <mi mathvariant="italic">erev</mi>
        <mo stretchy="false">=</mo>
        <mfrac>
          <mrow>
            <mi mathvariant="italic">Tf</mi>
          </mrow>
          <mrow>
            <mrow>
              <mi mathvariant="italic">Tc</mi>
              <mo stretchy="false">+</mo>
              <mi mathvariant="italic">Tf</mi>
            </mrow>
          </mrow>
        </mfrac>
      </mrow>
    </mrow>
    <annotation encoding="StarMath 5.0">erev = {Tf} over {Tc+Tf}</annotation>
  </semantics>
</math>
</file>

<file path=Object 4/content.xml><?xml version="1.0" encoding="utf-8"?>
<math xmlns="http://www.w3.org/1998/Math/MathML">
  <semantics>
    <mrow>
      <mrow>
        <mi>η</mi>
        <mo stretchy="false">=</mo>
        <mfrac>
          <mrow>
            <mi>−</mi>
            <mi>W</mi>
          </mrow>
          <mrow>
            <mi mathvariant="italic">Qc</mi>
          </mrow>
        </mfrac>
      </mrow>
    </mrow>
    <annotation encoding="StarMath 5.0">η = {−W} over {Qc}</annotation>
  </semantics>
</math>
</file>

<file path=Object 5/content.xml><?xml version="1.0" encoding="utf-8"?>
<math xmlns="http://www.w3.org/1998/Math/MathML">
  <semantics>
    <mrow>
      <mrow>
        <mi>η</mi>
        <mo stretchy="false">=</mo>
        <mrow>
          <mn>1</mn>
          <mo stretchy="false">−</mo>
          <mfrac>
            <mrow>
              <mi mathvariant="italic">Tf</mi>
            </mrow>
            <mrow>
              <mi mathvariant="italic">Tc</mi>
            </mrow>
          </mfrac>
        </mrow>
      </mrow>
    </mrow>
    <annotation encoding="StarMath 5.0">η = 1 - {Tf} over {Tc} </annotation>
  </semantics>
</math>
</file>